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023665" style:font-size-asian="14pt" style:font-weight-asian="bold" style:font-name-complex="Droid Sans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023665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2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23665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257f4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09f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8d2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57071" officeooo:paragraph-rsid="00057071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8" style:family="paragraph" style:parent-style-name="Standard" style:list-style-name="L2">
      <style:text-properties style:font-name="Droid Sans" fo:font-size="12pt" fo:font-style="normal" officeooo:paragraph-rsid="00023665" style:font-size-asian="12pt" style:font-style-asian="normal" style:font-name-complex="Droid Sans" style:font-size-complex="12pt" style:font-style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8d2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09f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1" style:family="paragraph" style:parent-style-name="Standard" style:list-style-name="L2">
      <style:text-properties officeooo:paragraph-rsid="00023665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weight="bold" officeooo:rsid="00057071" style:font-weight-asian="bold" style:font-weight-complex="bold"/>
    </style:style>
    <style:style style:name="T5" style:family="text">
      <style:text-properties fo:font-weight="bold" officeooo:rsid="001071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d2c" style:font-weight-asian="normal" style:font-weight-complex="normal"/>
    </style:style>
    <style:style style:name="T8" style:family="text">
      <style:text-properties fo:font-weight="normal" officeooo:rsid="00057071" style:font-weight-asian="normal" style:font-weight-complex="normal"/>
    </style:style>
    <style:style style:name="T9" style:family="text">
      <style:text-properties officeooo:rsid="00023665"/>
    </style:style>
    <style:style style:name="T10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2" style:family="text">
      <style:text-properties style:font-name="Droid Sans" fo:font-weight="bold" style:font-weight-asian="bold" style:font-name-complex="Droid Sans" style:font-weight-complex="bold"/>
    </style:style>
    <style:style style:name="T13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4" style:family="text">
      <style:text-properties style:font-name="Droid Sans" fo:font-weight="bold" officeooo:rsid="00057071" style:font-weight-asian="bold" style:font-name-complex="Droid Sans" style:font-weight-complex="bold"/>
    </style:style>
    <style:style style:name="T15" style:family="text"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T16" style:family="text">
      <style:text-properties style:font-name="Droid Sans" fo:font-size="14pt" fo:font-style="normal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T17" style:family="text">
      <style:text-properties style:font-name="Droid Sans" fo:font-size="14pt" fo:font-style="normal" style:font-size-asian="14pt" style:font-style-asian="normal" style:font-name-complex="Droid Sans" style:font-size-complex="14pt" style:font-style-complex="normal"/>
    </style:style>
    <style:style style:name="T18" style:family="text">
      <style:text-properties style:font-name="Droid Sans" fo:font-size="14pt" fo:font-style="normal" officeooo:rsid="000286cd" style:font-size-asian="14pt" style:font-style-asian="normal" style:font-name-complex="Droid Sans" style:font-size-complex="14pt" style:font-style-complex="normal"/>
    </style:style>
    <style:style style:name="T19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0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1" style:family="text">
      <style:text-properties officeooo:rsid="001257f4"/>
    </style:style>
    <style:style style:name="T22" style:family="text">
      <style:text-properties officeooo:rsid="00057071"/>
    </style:style>
    <style:style style:name="T23" style:family="text">
      <style:text-properties officeooo:rsid="00090694"/>
    </style:style>
    <style:style style:name="T24" style:family="text">
      <style:text-properties officeooo:rsid="001071db"/>
    </style:style>
    <style:style style:name="T25" style:family="text">
      <style:text-properties fo:font-size="16pt" style:font-size-complex="16pt"/>
    </style:style>
    <style:style style:name="T26" style:family="text">
      <style:text-properties officeooo:rsid="00179b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Mohamed</text:span> Shrief</text:p>
      <text:p text:style-name="P4"><text:span text:style-name="T26">Junior </text:span><text:span text:style-name="T24">Frontend</text:span> Developer <text:span text:style-name="T26">&amp;</text:span> <text:span text:style-name="T24">Backend developer</text:span></text:p>
      <text:p text:style-name="P8"><text:span text:style-name="T10">Portfolio</text:span><text:span text:style-name="T11">: m-shrief.github.io/site/ <text:s text:c="42"/></text:span><text:span text:style-name="T10">Mail</text:span><text:span text:style-name="T11">: m.shrief.dev@proton.me</text:span></text:p>
      <text:p text:style-name="P7"><text:span text:style-name="T2">GitHub</text:span>: github.com/m-shrief <text:s text:c="50"/><text:span text:style-name="T2">Phone</text:span>: +201025331595</text:p>
      <text:p text:style-name="P2">----------------------------------------------------------------------------------------------------------------------------</text:p>
      <text:p text:style-name="P3">Skills</text:p>
      <text:list text:style-name="L1">
        <text:list-item>
          <text:p text:style-name="P9">JavaScript &amp; TypeScript </text:p>
        </text:list-item>
        <text:list-item>
          <text:p text:style-name="P10">HTML, CSS and SCSS</text:p>
        </text:list-item>
        <text:list-item>
          <text:p text:style-name="P9">Vuejs’ <text:span text:style-name="T9">ecosystem</text:span> <text:span text:style-name="T9">(</text:span>Vite, Pinia, vue-router <text:span text:style-name="T9">and </text:span>VitePress<text:span text:style-name="T9">)</text:span></text:p>
        </text:list-item>
        <text:list-item>
          <text:p text:style-name="P10">Nodejs &amp; Express.js</text:p>
        </text:list-item>
        <text:list-item>
          <text:p text:style-name="P9">Postgres, MongoDB <text:span text:style-name="T23">and Redis</text:span></text:p>
        </text:list-item>
        <text:list-item>
          <text:p text:style-name="P9">Basics of <text:s/>Docker</text:p>
        </text:list-item>
      </text:list>
      <text:p text:style-name="P2">----------------------------------------------------------------------------------------------------------------------------</text:p>
      <text:p text:style-name="P3">Projects</text:p>
      <text:p text:style-name="P2">“Adeeb أديب” (personal project<text:span text:style-name="T24">)</text:span>:</text:p>
      <text:p text:style-name="P6"><text:tab/>It's concerned with Arabic literature. It assumes a business model <text:span text:style-name="T22">that enable customers to order a print of Arabic literature in specific customization, and follow up the process. It provides better experience for partners to make bulk orders fast and easy.</text:span></text:p>
      <text:p text:style-name="P2">My Role: Frontend &amp; Backend development, <text:span text:style-name="T9">project details:</text:span></text:p>
      <text:list text:style-name="L2">
        <text:list-item>
          <text:p text:style-name="P22"><text:span text:style-name="T15">Frontend</text:span><text:span text:style-name="T12"> (</text:span><text:a xlink:type="simple" xlink:href="https://github.com/M-Shrief/Adeeb_Vue_TS" text:style-name="Internet_20_link" text:visited-style-name="Visited_20_Internet_20_Link"><text:span text:style-name="T12">Check repo</text:span></text:a><text:span text:style-name="T12">):</text:span></text:p>
          <text:list>
            <text:list-item>
              <text:p text:style-name="P11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3">Full TypeScript</text:p>
                </text:list-item>
                <text:list-item>
                  <text:p text:style-name="P14"><text:span text:style-name="T9">HTML, </text:span>CSS &amp; SCSS</text:p>
                </text:list-item>
                <text:list-item>
                  <text:p text:style-name="P15">Vite</text:p>
                </text:list-item>
                <text:list-item>
                  <text:p text:style-name="P15">Vuejs</text:p>
                </text:list-item>
                <text:list-item>
                  <text:p text:style-name="P15">Pinia <text:span text:style-name="T9">&amp; </text:span>Vue-router<text:span text:style-name="T21">.</text:span></text:p>
                </text:list-item>
              </text:list>
            </text:list-item>
            <text:list-item>
              <text:p text:style-name="P16">Characteristics:</text:p>
              <text:list>
                <text:list-item>
                  <text:p text:style-name="P13">form validation with vee-validate &amp; Yup</text:p>
                </text:list-item>
                <text:list-item>
                  <text:p text:style-name="P13">JWT authentication and authorization</text:p>
                </text:list-item>
                <text:list-item>
                  <text:p text:style-name="P13">Dark/Light Theme</text:p>
                </text:list-item>
                <text:list-item>
                  <text:p text:style-name="P13">Component testing with Cypress.</text:p>
                </text:list-item>
              </text:list>
            </text:list-item>
          </text:list>
        </text:list-item>
        <text:list-item>
          <text:p text:style-name="P21"><text:span text:style-name="T16">Backend</text:span><text:span text:style-name="T17"> </text:span><text:span text:style-name="T18">(</text:span><text:a xlink:type="simple" xlink:href="https://github.com/M-Shrief/Adeeb_ExpressTS_Postgres" text:style-name="Internet_20_link" text:visited-style-name="Visited_20_Internet_20_Link"><text:span text:style-name="T18">Postgres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Mongo repo</text:span></text:a><text:span text:style-name="T18">)</text:span></text:p>
          <text:list>
            <text:list-item>
              <text:p text:style-name="P18">Tech stack:</text:p>
              <text:list>
                <text:list-item>
                  <text:p text:style-name="P16">Full TypeScript.</text:p>
                </text:list-item>
                <text:list-item>
                  <text:p text:style-name="P15">Nodej<text:span text:style-name="T9">s &amp; </text:span>Express.js</text:p>
                </text:list-item>
                <text:list-item>
                  <text:p text:style-name="P19"><text:span text:style-name="T6">Database</text:span>:</text:p>
                  <text:list>
                    <text:list-item>
                      <text:p text:style-name="P20"><text:span text:style-name="T6">Postgres </text:span><text:span text:style-name="T7">&amp; TypeORM (for one version)</text:span></text:p>
                    </text:list-item>
                    <text:list-item>
                      <text:p text:style-name="P16">MongoDB &amp; Mongoose (for the other)</text:p>
                    </text:list-item>
                    <text:list-item>
                      <text:p text:style-name="P19"><text:span text:style-name="T6">Caching with Redis</text:span>.</text:p>
                    </text:list-item>
                  </text:list>
                </text:list-item>
              </text:list>
            </text:list-item>
            <text:list-item>
              <text:p text:style-name="P16"><text:span text:style-name="T24">C</text:span>haracteristics:</text:p>
              <text:list>
                <text:list-item>
                  <text:p text:style-name="P15">JWT Authentication <text:span text:style-name="T1">&amp; Authorization</text:span></text:p>
                </text:list-item>
                <text:list-item>
                  <text:p text:style-name="P15">Centralized Error Handling</text:p>
                </text:list-item>
                <text:list-item>
                  <text:p text:style-name="P15">Data Validation <text:span text:style-name="T1">with Yup and express-validator.</text:span></text:p>
                </text:list-item>
                <text:list-item>
                  <text:p text:style-name="P16">Security best practices from OWASP</text:p>
                </text:list-item>
                <text:list-item>
                  <text:p text:style-name="P17">… and more</text:p>
                </text:list-item>
              </text:list>
            </text:list-item>
          </text:list>
        </text:list-item>
      </text:list>
      <text:p text:style-name="P2">----------------------------------------------------------------------------------------------------------------------------</text:p>
      <text:p text:style-name="P5">Learning &amp; Courses</text:p>
      <text:list text:style-name="L3">
        <text:list-item>
          <text:p text:style-name="P12"><text:span text:style-name="T2">CMU</text:span>, Intro to Database Systems (2022) </text:p>
        </text:list-item>
        <text:list-item>
          <text:p text:style-name="P23"><text:span text:style-name="T13">Redis Uni, </text:span><text:span text:style-name="T19">Introduction to Redis Data Structures </text:span><text:span text:style-name="T20">(Current)</text:span></text:p>
        </text:list-item>
        <text:list-item>
          <text:p text:style-name="P23"><text:span text:style-name="T5">IBM, </text:span><text:span text:style-name="T22">I</text:span>ntroduction to DevOps</text:p>
        </text:list-item>
        <text:list-item>
          <text:p text:style-name="P24"><text:span text:style-name="T4">IBM</text:span><text:span text:style-name="T22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7-29T20:27:34.623796636</dc:date>
    <meta:editing-duration>PT1H59M47S</meta:editing-duration>
    <meta:editing-cycles>16</meta:editing-cycles>
    <meta:generator>LibreOffice/7.5.5.2$Linux_X86_64 LibreOffice_project/50$Build-2</meta:generator>
    <meta:document-statistic meta:table-count="0" meta:image-count="0" meta:object-count="0" meta:page-count="1" meta:paragraph-count="49" meta:word-count="243" meta:character-count="1949" meta:non-whitespace-character-count="1694"/>
  </office:meta>
</office:document-meta>
</file>